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4" style:family="paragraph" style:parent-style-name="Title">
      <style:paragraph-properties fo:margin-top="0.212cm" fo:margin-bottom="0cm" fo:text-align="end" style:justify-single-word="false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847cm"/>
          <style:tab-stop style:position="16.933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9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0" style:family="paragraph" style:parent-style-name="Text_20_body">
      <style:paragraph-properties fo:margin-left="2.75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1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32" style:family="paragraph" style:parent-style-name="RUP_20_Corpo_20_2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33" style:family="paragraph" style:parent-style-name="RUP_20_Corpo_20_2">
      <style:paragraph-properties fo:margin-left="2.752cm" fo:margin-right="0cm" fo:text-align="justify" style:justify-single-word="false" fo:text-indent="0cm" style:auto-text-indent="false"/>
    </style:style>
    <style:style style:name="P34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5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font-style="normal" style:font-size-asian="10pt" style:font-size-complex="10pt"/>
    </style:style>
    <style:style style:name="P36" style:family="paragraph" style:parent-style-name="RUP_20_Corpo_20_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7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38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9" style:family="paragraph" style:parent-style-name="Text_20_body">
      <style:paragraph-properties fo:margin-left="2.752cm" fo:margin-right="0cm" fo:margin-top="0cm" fo:margin-bottom="0cm" fo:text-align="justify" style:justify-single-word="false" fo:text-indent="0cm" style:auto-text-indent="false"/>
    </style:style>
    <style:style style:name="P40" style:family="paragraph" style:parent-style-name="Standard">
      <style:text-properties style:language-asian="en" style:country-asian="US"/>
    </style:style>
    <style:style style:name="P4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2" style:family="paragraph" style:parent-style-name="Standard">
      <style:text-properties fo:language="pt" fo:country="BR" style:language-complex="ar" style:country-complex="SA"/>
    </style:style>
    <style:style style:name="P43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44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45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46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7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Título_20_4_20__2b__20_12_20_pt">
      <style:text-properties fo:language="pt" fo:country="BR" style:language-complex="ar" style:country-complex="SA"/>
    </style:style>
    <style:style style:name="P49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50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51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2" style:family="paragraph" style:parent-style-name="RUP_20_Instruções">
      <style:paragraph-properties fo:margin-left="1.48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53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5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56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57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5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0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6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67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8" style:family="paragraph" style:parent-style-name="Standard">
      <style:paragraph-properties fo:margin-left="1.69cm" fo:margin-right="0cm" fo:text-indent="0cm" style:auto-text-indent="false"/>
      <style:text-properties fo:language="pt" fo:country="BR" style:language-complex="ar" style:country-complex="SA"/>
    </style:style>
    <style:style style:name="P69" style:family="paragraph" style:parent-style-name="Heading_20_6">
      <style:paragraph-properties fo:margin-left="1.69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1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72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7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75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76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77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78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79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8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81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8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8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8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85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6" style:family="paragraph" style:parent-style-name="Heading_20_3">
      <style:paragraph-properties fo:margin-left="3.493cm" fo:margin-right="0cm" fo:text-indent="0cm" style:auto-text-indent="false"/>
      <style:text-properties fo:color="#000000" fo:language="pt" fo:country="BR" style:language-complex="ar" style:country-complex="SA"/>
    </style:style>
    <style:style style:name="P87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8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89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0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1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2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94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95" style:family="paragraph" style:parent-style-name="RUP_20_Corpo_20_1">
      <style:text-properties fo:language="pt" fo:country="BR" style:language-complex="ar" style:country-complex="SA"/>
    </style:style>
    <style:style style:name="P96" style:family="paragraph" style:parent-style-name="Contents_20_4">
      <style:paragraph-properties>
        <style:tab-stops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97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98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99" style:family="paragraph" style:parent-style-name="Text_20_body">
      <style:paragraph-properties fo:margin-left="1.48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1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102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0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04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5" style:family="paragraph" style:parent-style-name="Text_20_body">
      <style:paragraph-properties fo:margin-left="2.54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6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7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08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9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/>
    </style:style>
    <style:style style:name="P110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11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12" style:family="paragraph" style:parent-style-name="Text_20_body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3" style:family="paragraph" style:parent-style-name="RUP_20_Corpo_20_1">
      <style:paragraph-properties fo:margin-left="0.63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14" style:family="paragraph" style:parent-style-name="Título_20_4_20__2b__20_12_20_pt">
      <style:paragraph-properties fo:margin-left="2.759cm" fo:margin-right="0cm" fo:text-align="justify" style:justify-single-word="false" fo:text-indent="0cm" style:auto-text-indent="false"/>
      <style:text-properties fo:font-size="10pt" fo:language="pt" fo:country="BR" fo:font-weight="normal" style:font-size-asian="10pt" style:font-weight-asian="normal" style:font-size-complex="10pt" style:language-complex="ar" style:country-complex="SA" style:font-weight-complex="normal"/>
    </style:style>
    <style:style style:name="P115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16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117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118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119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12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3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4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5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6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8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9" style:family="paragraph" style:parent-style-name="Heading_20_1" style:list-style-name="WW8Num21">
      <style:paragraph-properties fo:margin-left="1.27cm" fo:margin-right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0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1" style:family="paragraph" style:parent-style-name="Heading_20_1" style:list-style-name="WW8Num21">
      <style:paragraph-properties fo:margin-left="1.27cm" fo:margin-right="0cm" fo:margin-top="0.212cm" fo:margin-bottom="0.106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2" style:family="paragraph" style:parent-style-name="Heading_20_1" style:list-style-name="WW8Num21">
      <style:paragraph-properties fo:margin-left="1.27cm" fo:margin-right="0cm" fo:margin-top="0cm" fo:margin-bottom="0cm" fo:text-indent="-1.27cm" style:auto-text-indent="false">
        <style:tab-stops>
          <style:tab-stop style:position="0.635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3" style:family="paragraph" style:parent-style-name="Heading_20_1" style:list-style-name="WW8Num2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4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5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6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7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8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9" style:family="paragraph" style:parent-style-name="Heading_20_3" style:list-style-name="WW8Num21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0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41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42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43" style:family="paragraph" style:parent-style-name="Heading_20_3" style:list-style-name="WW8Num21">
      <style:paragraph-properties fo:margin-left="1.259cm" fo:margin-right="0cm" fo:margin-top="0cm" fo:margin-bottom="0cm" fo:text-indent="-0.63cm" style:auto-text-indent="false">
        <style:tab-stops>
          <style:tab-stop style:position="1.482cm"/>
        </style:tab-stops>
      </style:paragraph-properties>
      <style:text-properties fo:color="#000000" fo:font-size="12pt" fo:language="pt" fo:country="BR" style:font-size-asian="12pt" style:font-size-complex="12pt" style:language-complex="ar" style:country-complex="SA"/>
    </style:style>
    <style:style style:name="P14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45" style:family="paragraph" style:parent-style-name="RUP_20_Corpo_20_2" style:list-style-name="L5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46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47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48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49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0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1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2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3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4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5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6" style:family="paragraph" style:parent-style-name="RUP_20_Corpo_20_2" style:list-style-name="L6">
      <style:paragraph-properties fo:margin-left="2.752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7" style:family="paragraph" style:parent-style-name="RUP_20_Corpo_20_2" style:list-style-name="L7">
      <style:paragraph-properties fo:margin-left="2.739cm" fo:margin-right="0cm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58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59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0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1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2" style:family="paragraph" style:parent-style-name="RUP_20_Corpo_20_2" style:list-style-name="L8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163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164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fo:font-size="10pt" fo:language="pt" fo:country="BR" fo:font-style="normal" style:font-size-asian="10pt" style:font-style-asian="normal" style:language-complex="ar" style:country-complex="SA"/>
    </style:style>
    <style:style style:name="P165" style:family="paragraph" style:parent-style-name="RUP_20_Instruções">
      <style:paragraph-properties fo:margin-left="2.117cm" fo:margin-right="0cm" fo:margin-top="0cm" fo:margin-bottom="0cm" fo:text-indent="0cm" style:auto-text-indent="false">
        <style:tab-stops>
          <style:tab-stop style:position="2.519cm"/>
        </style:tab-stops>
      </style:paragraph-properties>
      <style:text-properties fo:color="#000000"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166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7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8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69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0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1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2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3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4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5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6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7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8" style:family="paragraph" style:parent-style-name="Text_20_body" style:list-style-name="L2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79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0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1" style:family="paragraph" style:parent-style-name="Text_20_body" style:list-style-name="L3">
      <style:paragraph-properties fo:margin-left="2.752cm" fo:margin-right="0cm" fo:margin-top="0cm" fo:margin-bottom="0cm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182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3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4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5" style:family="paragraph" style:parent-style-name="Text_20_body" style:list-style-name="L4">
      <style:paragraph-properties fo:margin-left="2.752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86" style:family="paragraph" style:parent-style-name="Text_20_body">
      <style:paragraph-properties fo:margin-left="1.482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87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188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font-size="10pt" fo:font-weight="normal" style:font-size-asian="10pt" style:language-asian="zxx" style:country-asian="none" style:font-weight-asian="normal"/>
    </style:style>
    <style:style style:name="T10" style:family="text">
      <style:text-properties fo:font-size="10pt" fo:font-weight="normal" style:font-size-asian="10pt" style:language-asian="zxx" style:country-asian="none" style:font-weight-asian="normal" style:font-name-complex="Arial"/>
    </style:style>
    <style:style style:name="T11" style:family="text">
      <style:text-properties fo:color="#008000" fo:font-size="10pt" style:font-size-asian="10pt" style:language-asian="zxx" style:country-asian="none"/>
    </style:style>
    <style:style style:name="T12" style:family="text">
      <style:text-properties style:font-name="Arial" fo:font-size="12pt" fo:language="pt" fo:country="BR" style:font-size-asian="12pt" style:language-complex="ar" style:country-complex="SA"/>
    </style:style>
    <style:style style:name="T13" style:family="text">
      <style:text-properties style:font-name="Arial" fo:font-size="10pt" fo:language="pt" fo:country="BR" style:font-size-asian="10pt" style:font-size-complex="10pt" style:language-complex="ar" style:country-complex="SA"/>
    </style:style>
    <style:style style:name="T14" style:family="text">
      <style:text-properties fo:color="#000000" fo:font-size="10pt" fo:font-weight="normal" style:font-size-asian="10pt" style:language-asian="zxx" style:country-asian="none" style:font-weight-asian="normal"/>
    </style:style>
    <style:style style:name="T15" style:family="text"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T16" style:family="text">
      <style:text-properties fo:color="#0000cc" style:text-underline-style="solid" style:text-underline-width="auto" style:text-underline-color="font-color"/>
    </style:style>
    <style:style style:name="T17" style:family="text">
      <style:text-properties style:font-name="Arial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/>
      <text:p text:style-name="P10"/>
      <text:p text:style-name="P10"/>
      <text:p text:style-name="P10"/>
      <text:p text:style-name="P40"/>
      <text:p text:style-name="P12">Termo de Abertura</text:p>
      <text:p text:style-name="P17"/>
      <text:p text:style-name="P41"/>
      <text:p text:style-name="P41"/>
      <text:p text:style-name="P41"/>
      <text:p text:style-name="P41"/>
      <text:p text:style-name="P12">Sistema de Cadastro e Controle para Consultório Odontológico (SCO) - Versão X.X</text:p>
      <text:p text:style-name="P15">Iteração XX- Release X.X</text:p>
      <text:p text:style-name="P41"/>
      <text:p text:style-name="P41"/>
      <text:p text:style-name="P41"/>
      <text:p text:style-name="P41"/>
      <text:p text:style-name="P41"/>
      <text:p text:style-name="P14"><text:span text:style-name="T7">Versão do Documento:</text:span><text:span text:style-name="T8"> X.X</text:span></text:p>
      <text:p text:style-name="P41"/>
      <text:p text:style-name="P41"/>
      <text:p text:style-name="P41"/>
      <text:p text:style-name="P16"/>
      <text:p text:style-name="P13"/>
      <text:section text:style-name="Sect1" text:name="Seção1">
        <text:p text:style-name="Standard"/>
      </text:section>
      <text:section text:style-name="Sect2" text:name="Seção2">
        <text:p text:style-name="P43"/>
        <text:p text:style-name="P72">Histórico de Revisão</text:p>
        <text:p text:style-name="P42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74">Data</text:p>
            </table:table-cell>
            <table:table-cell table:style-name="Tabela2.A1" office:value-type="string">
              <text:p text:style-name="P80">Versão do Documento</text:p>
            </table:table-cell>
            <table:table-cell table:style-name="Tabela2.A1" office:value-type="string">
              <text:p text:style-name="P74">Descrição</text:p>
            </table:table-cell>
            <table:table-cell table:style-name="Tabela2.D1" office:value-type="string">
              <text:p text:style-name="P74">Autor</text:p>
            </table:table-cell>
          </table:table-row>
          <table:table-row table:style-name="Tabela2.1">
            <table:table-cell table:style-name="Tabela2.A2" office:value-type="string">
              <text:p text:style-name="P76">03/03/2010</text:p>
            </table:table-cell>
            <table:table-cell table:style-name="Tabela2.A2" office:value-type="string">
              <text:p text:style-name="P76"/>
            </table:table-cell>
            <table:table-cell table:style-name="Tabela2.A2" office:value-type="string">
              <text:p text:style-name="P78">Inicio da produção deste documento</text:p>
            </table:table-cell>
            <table:table-cell table:style-name="Tabela2.D2" office:value-type="string">
              <text:p text:style-name="P76">Vinicius G G R</text:p>
              <text:p text:style-name="P76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76">04/03/10</text:p>
            </table:table-cell>
            <table:table-cell table:style-name="Tabela2.A2" office:value-type="string">
              <text:p text:style-name="P76"/>
            </table:table-cell>
            <table:table-cell table:style-name="Tabela2.A2" office:value-type="string">
              <text:p text:style-name="P76">Continuação da elaboração</text:p>
            </table:table-cell>
            <table:table-cell table:style-name="Tabela2.D2" office:value-type="string">
              <text:p text:style-name="P76">Amanda B S</text:p>
              <text:p text:style-name="P76">Vinicius G G R</text:p>
            </table:table-cell>
          </table:table-row>
          <table:table-row table:style-name="Tabela2.1">
            <table:table-cell table:style-name="Tabela2.A2" office:value-type="string">
              <text:p text:style-name="P79">05/03/2010</text:p>
              <text:p text:style-name="P75"/>
            </table:table-cell>
            <table:table-cell table:style-name="Tabela2.A2" office:value-type="string">
              <text:p text:style-name="P76"/>
            </table:table-cell>
            <table:table-cell table:style-name="Tabela2.A2" office:value-type="string">
              <text:p text:style-name="P76">Conclusão da elaboração</text:p>
            </table:table-cell>
            <table:table-cell table:style-name="Tabela2.D2" office:value-type="string">
              <text:p text:style-name="P76">Amanda B S</text:p>
              <text:p text:style-name="P76">Fábio José</text:p>
              <text:p text:style-name="P76">Rafael A V</text:p>
              <text:p text:style-name="P76">Vinicius G G R</text:p>
            </table:table-cell>
          </table:table-row>
        </table:table>
        <text:p text:style-name="P42"/>
        <text:p text:style-name="P42"/>
        <text:p text:style-name="P11"/>
        <text:p text:style-name="P70">Sumário</text:p>
        <text:p text:style-name="P45"/>
        <text:p text:style-name="P45"/>
        <text:table-of-content text:style-name="Sect3" text:name="Sumário1">
          <text:table-of-content-source text:outline-level="5" text:use-index-marks="false" text:use-index-source-styles="true">
            <text:index-title-template text:style-name="Contents_5f_5f_5f_5f_5f_5f_5f_20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24"><text:a xlink:type="simple" xlink:href="#1.Apresentação do Projeto|outline"><text:span text:style-name="T4">1.Apresentação do Projeto<text:tab/>4</text:span></text:a></text:p>
            <text:p text:style-name="P24"><text:a xlink:type="simple" xlink:href="#2.Um resumo das condições que definem o projeto |outline"><text:span text:style-name="T4">2.Um resumo das condições que definem o projeto <text:tab/>4</text:span></text:a></text:p>
            <text:p text:style-name="P24"><text:a xlink:type="simple" xlink:href="#3.Matriz de Responsabilidades|outline"><text:span text:style-name="T4">3.Matriz de Responsabilidades<text:tab/>4</text:span></text:a></text:p>
            <text:p text:style-name="P24"><text:a xlink:type="simple" xlink:href="#4.Necessidades básicas do trabalho a ser realizado|outline"><text:span text:style-name="T4">4.Necessidades básicas do trabalho a ser realizado<text:tab/>5</text:span></text:a></text:p>
            <text:p text:style-name="P24"><text:a xlink:type="simple" xlink:href="#5.Descrição do Projeto|outline"><text:span text:style-name="T4">5.Descrição do Projeto<text:tab/>5</text:span></text:a></text:p>
            <text:p text:style-name="P47"><text:a xlink:type="simple" xlink:href="#5.1.1.Escopo do Projeto |outline"><text:span text:style-name="T4">5.1.1Escopo do Projeto <text:tab/>5</text:span></text:a></text:p>
            <text:p text:style-name="P47"><text:a xlink:type="simple" xlink:href="#5.1.2.Não-Escopo do Projeto |outline"><text:span text:style-name="T4">5.1.2Não-Escopo do Projeto <text:tab/>5</text:span></text:a></text:p>
            <text:p text:style-name="P47"><text:a xlink:type="simple" xlink:href="#5.1.3.Premissas do Projeto |outline"><text:span text:style-name="T4">5.1.3Premissas do Projeto <text:tab/>5</text:span></text:a></text:p>
            <text:p text:style-name="P47"><text:a xlink:type="simple" xlink:href="#5.1.4.Produto do Projeto |outline"><text:span text:style-name="T4">5.1.4Produto do Projeto <text:tab/>6</text:span></text:a></text:p>
            <text:p text:style-name="P96">5.4.1. Requisitos do Usuário<text:tab/>6</text:p>
            <text:p text:style-name="P25">5.4.1. Requisitos do Usuário<text:tab/>6</text:p>
            <text:p text:style-name="P96">5.4.1.1 [Requisito]<text:tab/>6</text:p>
            <text:p text:style-name="P25">5.4.1.1 [Requisito]<text:tab/>6</text:p>
            <text:p text:style-name="P96">5.4.2. Restrições do produto<text:tab/>6</text:p>
            <text:p text:style-name="P25">5.4.2. Restrições do produto<text:tab/>6</text:p>
            <text:p text:style-name="P96">5.4.3. Critério de qualidade do produto<text:tab/>7</text:p>
            <text:p text:style-name="P25">5.4.3. Critério de qualidade do produto<text:tab/>7</text:p>
            <text:p text:style-name="P47"><text:a xlink:type="simple" xlink:href="#5.1.5.Lista de Riscos|outline"><text:span text:style-name="T4">5.1.5Lista de Riscos<text:tab/>7</text:span></text:a></text:p>
            <text:p text:style-name="P47"><text:a xlink:type="simple" xlink:href="#5.1.6.Prioridades|outline"><text:span text:style-name="T4">5.1.6Prioridades<text:tab/>7</text:span></text:a></text:p>
            <text:p text:style-name="P47"><text:a xlink:type="simple" xlink:href="#5.1.7.Referências|outline"><text:span text:style-name="T4">5.1.7Referências<text:tab/>8</text:span></text:a></text:p>
            <text:p text:style-name="P47"><text:a xlink:type="simple" xlink:href="#5.1.8.Cronograma básico do projeto|outline"><text:span text:style-name="T4">5.1.8Cronograma básico do projeto<text:tab/>8</text:span></text:a></text:p>
            <text:p text:style-name="P47"><text:a xlink:type="simple" xlink:href="#5.1.9.Estimativas iniciais de custo|outline"><text:span text:style-name="T4">5.1.9Estimativas iniciais de custo<text:tab/>8</text:span></text:a></text:p>
            <text:p text:style-name="P24"><text:a xlink:type="simple" xlink:href="#6.Administração|outline"><text:span text:style-name="T4">6.Administração<text:tab/>8</text:span></text:a></text:p>
            <text:p text:style-name="P47"><text:a xlink:type="simple" xlink:href="#6.1.1.Necessidade inicial do Projeto|outline"><text:span text:style-name="T4">6.1.1Necessidade inicial do Projeto<text:tab/>8</text:span></text:a></text:p>
            <text:p text:style-name="P96">6.1.1. Necessidade de suporte pela organização<text:tab/>8</text:p>
            <text:p text:style-name="P25">6.1.1. Necessidade de suporte pela organização<text:tab/>8</text:p>
            <text:p text:style-name="P96">6.1.2. Controle e gerenciamento das informações do projeto<text:tab/>8</text:p>
            <text:p text:style-name="P25">6.1.2. Controle e gerenciamento das informações do projeto<text:tab/>8</text:p>
            <text:p text:style-name="P24"><text:a xlink:type="simple" xlink:href="#7.Assinaturas|outline"><text:span text:style-name="T4">7.Assinaturas<text:tab/>10</text:span></text:a></text:p>
          </text:index-body>
        </text:table-of-content>
        <text:p text:style-name="P71">Termo de Abertura</text:p>
        <text:p text:style-name="P45"/>
        <text:list text:style-name="WW8Num21">
          <text:list-item>
            <text:h text:style-name="P127" text:outline-level="1">Apresentação do Projeto</text:h>
          </text:list-item>
        </text:list>
        <text:p text:style-name="P61"/>
        <text:p text:style-name="P63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62"/>
        <text:p text:style-name="P60"/>
        <text:list text:style-name="WW8Num21" text:continue-numbering="true">
          <text:list-item>
            <text:h text:style-name="P130" text:outline-level="1">Um resumo das condições que definem o projeto </text:h>
          </text:list-item>
        </text:list>
        <text:p text:style-name="P44"><text:s text:c="6"/></text:p>
        <text:p text:style-name="P108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107"/>
        <text:p text:style-name="P58"/>
        <text:list text:style-name="WW8Num21" text:continue-numbering="true">
          <text:list-item>
            <text:h text:style-name="P130" text:outline-level="1">Matriz de Responsabilidades</text:h>
          </text:list-item>
        </text:list>
        <text:p text:style-name="P6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87">Nome</text:p>
              </table:table-cell>
              <table:table-cell table:style-name="Tabela3.A1" office:value-type="string">
                <text:p text:style-name="P87">Dados</text:p>
              </table:table-cell>
              <table:table-cell table:style-name="Tabela3.A1" office:value-type="string">
                <text:p text:style-name="P87">Papel</text:p>
              </table:table-cell>
              <table:table-cell table:style-name="Tabela3.A1" office:value-type="string">
                <text:p text:style-name="P18">Empresa</text:p>
                <text:p text:style-name="P88">Área</text:p>
              </table:table-cell>
              <table:table-cell table:style-name="Tabela3.E1" office:value-type="string">
                <text:p text:style-name="P59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0">Vinicius Gardênio Guimarães Rodrigues</text:p>
            </table:table-cell>
            <table:table-cell table:style-name="Tabela3.A2" office:value-type="string">
              <text:p text:style-name="P89">E-mail: </text:p>
              <text:p text:style-name="P106">viiniiciius@gmail.com</text:p>
            </table:table-cell>
            <table:table-cell table:style-name="Tabela3.A2" office:value-type="string">
              <text:p text:style-name="P20">Gerente de Projeto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0">. Acompanhar os trabalhos da TI;</text:p>
              <text:p text:style-name="P19">. Verificar e garantir a qualidade do Produto;</text:p>
              <text:p text:style-name="P19">. Realizar reuniões semanais com a equipe;</text:p>
              <text:p text:style-name="P19">. Gerar toda a documentação gerencial;</text:p>
              <text:p text:style-name="P19">. Desenvolverr arquitetura do sistema;</text:p>
              <text:p text:style-name="P19">. Gerar produto.</text:p>
            </table:table-cell>
          </table:table-row>
          <table:table-row table:style-name="Tabela3.2">
            <table:table-cell table:style-name="Tabela3.A2" office:value-type="string">
              <text:p text:style-name="P20">Lidia Pires Barbosa </text:p>
            </table:table-cell>
            <table:table-cell table:style-name="Tabela3.A2" office:value-type="string">
              <text:p text:style-name="P89">E-mail: </text:p>
              <text:p text:style-name="P89">lidiapiresbarbosa@hotmail.com</text:p>
            </table:table-cell>
            <table:table-cell table:style-name="Tabela3.A2" office:value-type="string">
              <text:p text:style-name="P20">Cliente</text:p>
            </table:table-cell>
            <table:table-cell table:style-name="Tabela3.A2" office:value-type="string">
              <text:p text:style-name="P21">CLIENTE</text:p>
            </table:table-cell>
            <table:table-cell table:style-name="Tabela3.E2" office:value-type="string">
              <text:p text:style-name="P20">. Acompanhar os trabalhos do Datasus;</text:p>
              <text:p text:style-name="P19">. Garantir os recursos solicitados pela TI;</text:p>
              <text:p text:style-name="P19">. Validar o produto Realizar reuniões semanais com a equipe e TI;</text:p>
              <text:p text:style-name="P19">. Assinar e Homologar toda a documentação gerencial;</text:p>
              <text:p text:style-name="P22">. Dar o aceite.</text:p>
            </table:table-cell>
          </table:table-row>
          <table:table-row table:style-name="Tabela3.2">
            <table:table-cell table:style-name="Tabela3.A2" office:value-type="string">
              <text:p text:style-name="P20">Amanda Barbosa Silva</text:p>
            </table:table-cell>
            <table:table-cell table:style-name="Tabela3.A2" office:value-type="string">
              <text:p text:style-name="P89">E-mail: </text:p>
              <text:p text:style-name="P89">amanda.barbosabs@gmail.com</text:p>
              <text:p text:style-name="P90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Obter aceite;</text:p>
              <text:p text:style-name="P23">. Realizar reuniões com o cliente;</text:p>
              <text:p text:style-name="P23">. Elaborar documento de análise;</text:p>
              <text:p text:style-name="P23">. Desenvolvimento do produto;</text:p>
              <text:p text:style-name="P22">. Validar o produto junto com o cliente;</text:p>
              <text:p text:style-name="P22"><text:soft-page-break/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20">Fábio José</text:p>
            </table:table-cell>
            <table:table-cell table:style-name="Tabela3.A2" office:value-type="string">
              <text:p text:style-name="P89">E-mail: fabimgyn@gmail.com</text:p>
              <text:p text:style-name="P91"/>
            </table:table-cell>
            <table:table-cell table:style-name="Tabela3.A2" office:value-type="string">
              <text:p text:style-name="P20">Analista Líder e Desenvolvedor</text:p>
            </table:table-cell>
            <table:table-cell table:style-name="Tabela3.A2" office:value-type="string">
              <text:p text:style-name="P21">UEG-SI</text:p>
            </table:table-cell>
            <table:table-cell table:style-name="Tabela3.E2" office:value-type="string">
              <text:p text:style-name="P23">. Acompanhar os trabalhos da TI;</text:p>
              <text:p text:style-name="P23">. Garantir a qualidade do produto;</text:p>
              <text:p text:style-name="P23">. Desenvolvimento do produto;</text:p>
              <text:p text:style-name="P23">. Elaborar documentos de análise;</text:p>
              <text:p text:style-name="P22">. Validar o Produto.</text:p>
            </table:table-cell>
          </table:table-row>
          <table:table-row table:style-name="Tabela3.5">
            <table:table-cell table:style-name="Tabela3.A6" office:value-type="string">
              <text:p text:style-name="P20">Rafael Vieira de Almeida</text:p>
            </table:table-cell>
            <table:table-cell table:style-name="Tabela3.A6" office:value-type="string">
              <text:p text:style-name="P89">E-mail: rhafael.vieira@gmail.com</text:p>
            </table:table-cell>
            <table:table-cell table:style-name="Tabela3.A6" office:value-type="string">
              <text:p text:style-name="P20">Analista , Desenvolvedor , DB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 Modelagem de banco de dados</text:p>
              <text:p text:style-name="P23">. Desenvolvimento do produto</text:p>
              <text:p text:style-name="P23">. Validar o Produto</text:p>
              <text:p text:style-name="P23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0">Lena Lúcia Moraes e Guiliano Rangel</text:p>
            </table:table-cell>
            <table:table-cell table:style-name="Tabela3.A6" office:value-type="string">
              <text:p text:style-name="P89"/>
            </table:table-cell>
            <table:table-cell table:style-name="Tabela3.A6" office:value-type="string">
              <text:p text:style-name="P20">Orientação e Consultoria</text:p>
            </table:table-cell>
            <table:table-cell table:style-name="Tabela3.A6" office:value-type="string">
              <text:p text:style-name="P21">UEG-SI</text:p>
            </table:table-cell>
            <table:table-cell table:style-name="Tabela3.E6" office:value-type="string">
              <text:p text:style-name="P23">.Orientação ao longo do projeto</text:p>
              <text:p text:style-name="P23">. Validação de requisitos</text:p>
              <text:p text:style-name="P23">. Fornecer informações sobre a metodologia do projeto </text:p>
            </table:table-cell>
          </table:table-row>
        </table:table>
        <text:p text:style-name="P64"/>
        <text:list text:style-name="WW8Num21" text:continue-numbering="true">
          <text:list-item>
            <text:h text:style-name="P127" text:outline-level="1">Necessidades básicas do trabalho a ser realizado</text:h>
          </text:list-item>
        </text:list>
        <text:p text:style-name="P42"/>
        <text:p text:style-name="P65">Para a execução do projeto é indispensável a colaboração do cliente fornecendo e validando requisitos. O contratante deve garantir a infraestrutura básica a ser definida neste documento.</text:p>
        <text:p text:style-name="P66"/>
        <text:list text:style-name="WW8Num21" text:continue-numbering="true">
          <text:list-item>
            <text:h text:style-name="P127" text:outline-level="1">Descrição do Projeto</text:h>
          </text:list-item>
        </text:list>
        <text:p text:style-name="P66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4" text:outline-level="3">Escopo do Projeto </text:h>
                  </text:list-item>
                </text:list>
              </text:list-item>
            </text:list>
          </text:list-item>
        </text:list>
        <text:p text:style-name="P57"/>
        <text:p text:style-name="P110">O sistema propõe automatizar o gerenciamento das informações inerentes as rotinas do consultório, são essas: cadastro de pacientes, funcionários, prestadores de serviços, fornecedores, tabela de serviços prestados, dentistas por especialidade, convênios, produtos fornecidos, orçamento (planejamento) por paciente; permitir a emissão de receituários e contratos; <text:s/>agendamento de pacientes. Além de relatórios de serviços prestados e de atendimentos. Funcionalidades que atualmente são realizadas manualmente, além dos novos recursos <text:s/>possibilitados pelo software.</text:p>
        <text:p text:style-name="P110"/>
        <text:p text:style-name="P109">Para controle de acesso do sistema será implantada uma solução baseada em login e senha. Este sub-sistema irá gerenciar as permissões para acesso as funcionalidades do sistema.</text:p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4" text:outline-level="3">Não-Escopo do Projeto </text:h>
                  </text:list-item>
                </text:list>
              </text:list-item>
            </text:list>
          </text:list-item>
        </text:list>
        <text:p text:style-name="P42"/>
        <text:list text:style-name="L1">
          <text:list-item>
            <text:p text:style-name="P120">Tudo o que não estiver definido no sub-item 5.1.1.</text:p>
          </text:list-item>
          <text:list-item>
            <text:p text:style-name="P120">Reforçando que o sistema não oferecerá recursos de controle financeiro (pagamento e recebimento de contas), apesar da solicitação do cliente.</text:p>
          </text:list-item>
          <text:list-item>
            <text:p text:style-name="P120">Embora possua recursos de internalização, apenas a língua portuguesa estará disponível.</text:p>
          </text:list-item>
          <text:list-item>
            <text:p text:style-name="P120">O sistema não se comunicará de forma ativa por meio de e-mails.</text:p>
          </text:list-item>
          <text:list-item>
            <text:p text:style-name="P120">O sistema não informará automaticamente a data de retorno do paciente, apesar da solicitação.</text:p>
          </text:list-item>
          <text:list-item>
            <text:p text:style-name="P120"><text:soft-page-break/>O sistema por si só não garante a segurança das informações armazenadas, ou seja, não é responsável por backup de toda e qualquer informação alimentada.</text:p>
          </text:list-item>
          <text:list-item>
            <text:p text:style-name="P126"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92"/>
        <text:p text:style-name="P92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34" text:outline-level="3" text:restart-numbering="true" text:start-value="1">Premissas do Projeto </text:h>
                  </text:list-item>
                </text:list>
              </text:list-item>
            </text:list>
          </text:list-item>
        </text:list>
        <text:p text:style-name="P42"/>
        <text:p text:style-name="P111">Para que o projeto seja possível, as premissas apresentadas a seguir devem ser cumpridas.</text:p>
        <text:p text:style-name="P111"/>
        <text:p text:style-name="P112">O produto trabalhará com um infraestrutura básica de no mínimo dois computadores. Será necessária uma máquina para servidor e no mínimo uma máquina para utilização como cliente. Os sistemas deverão ter a configuração mínima recomendada. <text:s/>Os usuários precisam ter conhecimentos básicos em informática para conseguir utilizar o sistema. A infraestrutura de rede que interligará os pontos do sistema precisa ser confiável e não é de responsabilidade do contratado garantir o seu funcionamento, embora seja necessária para o funcionamento.</text:p>
        <text:p text:style-name="P112">O banco de dados da aplicação não poderá ser manipulado manualmente sem consulta prévia, sob consequência de corromper os dados da aplicação, que, consequentemente fará com que a aplicação não funcione de forma adequada.</text:p>
        <text:p text:style-name="P112">Será de responsabilidade do cliente garantir a privacidade e segurança das informações do banco de dados do sistema.</text:p>
        <text:p text:style-name="P92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34" text:outline-level="3">Produto do Projeto </text:h>
                  </text:list-item>
                </text:list>
              </text:list-item>
            </text:list>
          </text:list-item>
        </text:list>
        <text:p text:style-name="P67"/>
        <text:p text:style-name="P113">O produto do projeto se caracteriza como uma solução em software para o consultório odontológico, permitindo gerenciar de forma eficiente e confiável as informações relativas ao funcionamento do consultório.</text:p>
        <text:p text:style-name="P113"/>
        <text:p text:style-name="P113">Os sistemas web tem como característica a facilidade de acesso através de uma rede de computadores. Por meio de um computador o sistema proposto possibilitará, através de uma interface web, o acesso as funcionalidades. </text:p>
        <text:p text:style-name="P67"/>
        <text:p text:style-name="P48">5.4.1. Requisitos do Usuário</text:p>
        <text:p text:style-name="P42"/>
        <text:p text:style-name="P34">O solução em software apresentada atenderá as necessidades exigidas pelo clientes, definindo suas funcionalidades e, consequentemente, principais características.</text:p>
        <text:p text:style-name="P34"/>
        <text:p text:style-name="P34">O principal objetivo do sistema é tornar ágil as tarefas realizadas pelo usuário, além de garantir novas funcionalidades (atualmente não utilizadas pelo cliente) e garantir a consistência dos dados.</text:p>
        <text:p text:style-name="P34"/>
        <text:p text:style-name="P35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66">Nome;</text:p>
          </text:list-item>
          <text:list-item>
            <text:p text:style-name="P166">Categoria (convênio ou particular);</text:p>
          </text:list-item>
          <text:list-item>
            <text:p text:style-name="P166">Data de início do tratamento;</text:p>
          </text:list-item>
          <text:list-item>
            <text:p text:style-name="P166">Data de nascimento;</text:p>
          </text:list-item>
          <text:list-item>
            <text:p text:style-name="P166">Endereço;</text:p>
          </text:list-item>
          <text:list-item>
            <text:p text:style-name="P166">Telefone comercial, residencial, celular e outros;</text:p>
          </text:list-item>
          <text:list-item>
            <text:p text:style-name="P166">Observações;</text:p>
          </text:list-item>
          <text:list-item>
            <text:p text:style-name="P166">Término do tratamento;</text:p>
          </text:list-item>
          <text:list-item>
            <text:p text:style-name="P166"><text:soft-page-break/>Data de retorno;</text:p>
          </text:list-item>
          <text:list-item>
            <text:p text:style-name="P166">Odontograma;</text:p>
          </text:list-item>
          <text:list-item>
            <text:p text:style-name="P166">Anamnese (folha anexada à ficha de cadastro);</text:p>
          </text:list-item>
          <text:list-item>
            <text:p text:style-name="P166">Planejamento;</text:p>
          </text:list-item>
          <text:list-item>
            <text:p text:style-name="P166">Honorários.</text:p>
          </text:list-item>
        </text:list>
        <text:p text:style-name="P36"/>
        <text:p text:style-name="P36">O cliente sugeriu que fosse adicionado os seguintes campos a ficha de cadastro de paciente:</text:p>
        <text:list text:style-name="L3">
          <text:list-item>
            <text:p text:style-name="P179">E-mail;</text:p>
          </text:list-item>
          <text:list-item>
            <text:p text:style-name="P179">Quem indicou;</text:p>
          </text:list-item>
          <text:list-item>
            <text:p text:style-name="P179">Mãe e pai (responsáveis para menores).</text:p>
          </text:list-item>
        </text:list>
        <text:p text:style-name="P37"/>
        <text:p text:style-name="P37">Os campos permitem a caracteriazação do paciente, o controle dos serviços prestados e dos honorários recebidos e a receber, facilita o contato com o paciente.</text:p>
        <text:p text:style-name="P37"/>
        <text:p text:style-name="P37">O cliente informou que atualmente preenche receituários e atestados manualmente e solicitou que o sistema disponibilizasse a edição dos mesmos e permite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imento mais ágil, pois não seria necessária a procura do código em um papel e nem memorização do código para inserir no atestado.</text:p>
        <text:p text:style-name="P37"/>
        <text:p text:style-name="P37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37"/>
        <text:p text:style-name="P37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37"/>
        <text:p text:style-name="P37">Foi solicitado o cadastro de uma tabela de serviços, onde o odontólogo pudesse cadastrar os serviços que presta a seus pacientes e que essa tabela possuísse um vínculo com os honorários.</text:p>
        <text:p text:style-name="P37"/>
        <text:p text:style-name="P39"><text:span text:style-name="T15">Foi solicitado também, um controle de caixa, onde o cliente poderia informar as entradas e saídas do dia (pagamentos e recebimento de contas), que atualmente são realizados manualmente em um caderno de registros. Além de que h</text:span><text:span text:style-name="T13">aja um lugar onde possa informar sua contas mensais e pagamentos e que fosse informado quanto a proximidade do vencimento.</text:span></text:p>
        <text:p text:style-name="P38"/>
        <text:p text:style-name="P38">Foi ainda solicitado que:</text:p>
        <text:list text:style-name="L4">
          <text:list-item>
            <text:p text:style-name="P182">O planejamento (orçamento) fosse em forma de uma tabela e que esta possua os seguintes itens: Dente – Face <text:s/>- Procedimento – Valor – Total.</text:p>
          </text:list-item>
          <text:list-item>
            <text:p text:style-name="P182">A tabela de honorários composta por forma de pagamento (à vista ou parcelas) e que fosse vinculada ao paciente.</text:p>
          </text:list-item>
          <text:list-item>
            <text:p text:style-name="P182">A ficha de anamnese esteja junto ao cadastro de clientes.</text:p>
          </text:list-item>
          <text:list-item>
            <text:p text:style-name="P182">Relatórios de serviços prestados e de atendimento.</text:p>
          </text:list-item>
        </text:list>
        <text:p text:style-name="P38"/>
        <text:p text:style-name="P38">As funcionalidades acima solicitadas e listadas pelo clientes serão fornecidas através de uma interface amigável e de fácil manuseio, permitindo a agilidade nos procedimentos realizados.</text:p>
        <text:p text:style-name="P28"/>
        <text:p text:style-name="P28"/>
        <text:p text:style-name="P26"><text:soft-page-break/><text:span text:style-name="Título_20_5_20_Char"><text:span text:style-name="T12">5.4.1.1 [Requisito</text:span></text:span><text:span text:style-name="T5">]</text:span></text:p>
        <text:p text:style-name="P27"/>
        <text:p text:style-name="P101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5">Identificação</text:p>
            </table:table-cell>
            <table:table-cell table:style-name="Table1.A1" office:value-type="string">
              <text:p text:style-name="P116">Requisito</text:p>
            </table:table-cell>
          </table:table-row>
          <table:table-row>
            <table:table-cell office:value-type="string">
              <text:p text:style-name="P117">R01</text:p>
            </table:table-cell>
            <table:table-cell office:value-type="string">
              <text:p text:style-name="P118">Manter pacientes – Permite o cadastro de pacientes</text:p>
            </table:table-cell>
          </table:table-row>
          <table:table-row>
            <table:table-cell office:value-type="string">
              <text:p text:style-name="P117">R02</text:p>
            </table:table-cell>
            <table:table-cell office:value-type="string">
              <text:p text:style-name="P118">Manter fornecedores – Permite o cadastro dos fornecedores</text:p>
            </table:table-cell>
          </table:table-row>
          <table:table-row>
            <table:table-cell office:value-type="string">
              <text:p text:style-name="P117">R03</text:p>
            </table:table-cell>
            <table:table-cell office:value-type="string">
              <text:p text:style-name="P118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117">R04</text:p>
            </table:table-cell>
            <table:table-cell office:value-type="string">
              <text:p text:style-name="P118">Manter Dentistas por especialidades - Permite o cadastro de dentistas para indicação aos seus pacientes</text:p>
            </table:table-cell>
          </table:table-row>
          <table:table-row>
            <table:table-cell office:value-type="string">
              <text:p text:style-name="P117">R05</text:p>
            </table:table-cell>
            <table:table-cell office:value-type="string">
              <text:p text:style-name="P118">Manter convênios - Permite o cadastro dos dos convênios que o ondontólogo atende</text:p>
            </table:table-cell>
          </table:table-row>
          <table:table-row>
            <table:table-cell office:value-type="string">
              <text:p text:style-name="P117">R06</text:p>
            </table:table-cell>
            <table:table-cell office:value-type="string">
              <text:p text:style-name="P118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117">R07</text:p>
            </table:table-cell>
            <table:table-cell office:value-type="string">
              <text:p text:style-name="P118">Editar receituário – Permite a edição de receituários e atestados</text:p>
            </table:table-cell>
          </table:table-row>
          <table:table-row>
            <table:table-cell office:value-type="string">
              <text:p text:style-name="P117">R08</text:p>
            </table:table-cell>
            <table:table-cell office:value-type="string">
              <text:p text:style-name="P118">Manter tabela de serviços – Cadastro dos serviços prestados pelo odontólogo</text:p>
            </table:table-cell>
          </table:table-row>
          <table:table-row>
            <table:table-cell office:value-type="string">
              <text:p text:style-name="P117">R09</text:p>
            </table:table-cell>
            <table:table-cell office:value-type="string">
              <text:p text:style-name="P118">Relatórios – Permite que o odontólogo faça relatórios de serviços prestados e do número de atendimentos realizados</text:p>
            </table:table-cell>
          </table:table-row>
          <table:table-row>
            <table:table-cell office:value-type="string">
              <text:p text:style-name="P117">R10</text:p>
            </table:table-cell>
            <table:table-cell office:value-type="string">
              <text:p text:style-name="P118">Efetuar login – Logar no sistema para acesso as funcionalidades</text:p>
            </table:table-cell>
          </table:table-row>
          <table:table-row>
            <table:table-cell office:value-type="string">
              <text:p text:style-name="P117">R11</text:p>
            </table:table-cell>
            <table:table-cell office:value-type="string">
              <text:p text:style-name="P118">Manter usuários – Permite o cadastro de dos usuários do sistema</text:p>
            </table:table-cell>
          </table:table-row>
        </table:table>
        <text:p text:style-name="P101"/>
        <text:p text:style-name="P28"/>
        <text:p text:style-name="P94">5.4.2. Restrições do produto</text:p>
        <text:p text:style-name="P94"/>
        <text:p text:style-name="P114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114"/>
        <text:p text:style-name="P114">Exceto quando for especificamente licenciado pelo contratado, o cliente não poderá usar o Software em conexão com quaisquer produtos, sistemas ou aplicativos instalados ou conectados a/ou outros sistemas.</text:p>
        <text:p text:style-name="P68"/>
        <text:p text:style-name="P48">5.4.3. Critério de qualidade do produto</text:p>
        <text:p text:style-name="P42"/>
        <text:p text:style-name="P31">Robustez e Performance - Para que garantir a robustez do sistema os seguintes critérios devem ser atendidos:</text:p>
        <text:list text:style-name="L5">
          <text:list-item>
            <text:p text:style-name="P145">Servidor de aplicação dedicado com mínino de:</text:p>
          </text:list-item>
        </text:list>
        <text:list text:style-name="L6">
          <text:list-item>
            <text:list>
              <text:list-item>
                <text:p text:style-name="P146">2 GB de memória DDR2 800 Mhz;</text:p>
              </text:list-item>
              <text:list-item>
                <text:p text:style-name="P146">Processador com 2 núcleos 2.0 Ghz 800 Mhz de FSB;</text:p>
              </text:list-item>
              <text:list-item>
                <text:p text:style-name="P146"><text:soft-page-break/>Placa de rede GigaBit (1.000 MB/s);</text:p>
              </text:list-item>
              <text:list-item>
                <text:p text:style-name="P146">Demais componentes.</text:p>
                <text:p text:style-name="P146"/>
              </text:list-item>
            </text:list>
          </text:list-item>
        </text:list>
        <text:list text:style-name="L7">
          <text:list-item>
            <text:p text:style-name="P157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46">4 GB de memória DDR2 800 Mhz;</text:p>
              </text:list-item>
              <text:list-item>
                <text:p text:style-name="P146">Processador com 2 núcleos 2.0 Ghz 800 Mhz de FSB;</text:p>
              </text:list-item>
              <text:list-item>
                <text:p text:style-name="P146">HD 10.000 RPM de no mínino 80 GB;</text:p>
              </text:list-item>
              <text:list-item>
                <text:p text:style-name="P146">Placa de rede GigaBit (1.000 MB/s);</text:p>
              </text:list-item>
              <text:list-item>
                <text:p text:style-name="P146">Demais componentes.</text:p>
                <text:p text:style-name="P146"/>
              </text:list-item>
            </text:list>
          </text:list-item>
        </text:list>
        <text:p text:style-name="P31">O sistema deve se manter estável com as configurações mínimas recomendadas.</text:p>
        <text:p text:style-name="P31">Tolerância a falhas - Caso ocorrão erros, o sistema garantirá a integridade dos dados. O contratado se compromete a corrigir problemas caracterizados como falhas do sistema sem custo adicional.</text:p>
        <text:p text:style-name="P31">Usabilidade – A usabilidade do sistema será favorecida por meio de interfaces amigáveis.</text:p>
        <text:p text:style-name="P33">Padrões aplicáveis - O ambiente utilizado será o “Microsoft Windows” na plataforma PC WIN 32, o qual deverá ser configurado previamente pelo cliente, e banco de dados “My SQL Server”.</text:p>
        <text:p text:style-name="P32">Garantia de qualidade - Será aplicado no ciclo de vida do software um modelo baseado em processos. </text:p>
        <text:p text:style-name="P29"/>
        <text:p text:style-name="P28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34" text:outline-level="3" text:restart-numbering="true" text:start-value="1">Lista de Riscos</text:h>
                  </text:list-item>
                </text:list>
              </text:list-item>
            </text:list>
          </text:list-item>
        </text:list>
        <text:p text:style-name="P97"/>
        <text:list text:style-name="L8">
          <text:list-item>
            <text:p text:style-name="P158">Não colaboração do cliente no fornecimento e validação dos requisitos;</text:p>
          </text:list-item>
          <text:list-item>
            <text:p text:style-name="P158">Indisponibilidade de membros da equipe;</text:p>
          </text:list-item>
          <text:list-item>
            <text:p text:style-name="P158">Falta de conhecimento do negócio;</text:p>
          </text:list-item>
          <text:list-item>
            <text:p text:style-name="P158">Falta de participação do cliente na tomada de decisões;</text:p>
          </text:list-item>
          <text:list-item>
            <text:p text:style-name="P158">Não fornecimento da infraestrutura básica por parte do cliente.</text:p>
          </text:list-item>
        </text:list>
        <text:p text:style-name="P42"/>
        <text:p text:style-name="P42"/>
        <text:list text:style-name="WW8Num21">
          <text:list-item text:start-value="1">
            <text:list>
              <text:list-item text:start-value="1">
                <text:list>
                  <text:list-item text:start-value="1">
                    <text:h text:style-name="P134" text:outline-level="3" text:restart-numbering="true" text:start-value="1">Prioridades</text:h>
                  </text:list-item>
                </text:list>
              </text:list-item>
            </text:list>
          </text:list-item>
        </text:list>
        <text:p text:style-name="P55"/>
        <text:p text:style-name="P98">A versão 1 do sistema deve contemplar as seguintes características:</text:p>
        <text:p text:style-name="P102">Logon</text:p>
        <text:p text:style-name="P102">Cadastro dos usuários do sistema</text:p>
        <text:p text:style-name="P102"/>
        <text:p text:style-name="P52">A versão 2 deve incluir:</text:p>
        <text:p text:style-name="P102">Cadastro de pacientes</text:p>
        <text:p text:style-name="P165">Cadastro dos serviços prestados</text:p>
        <text:p text:style-name="P102"/>
        <text:p text:style-name="P102"/>
        <text:p text:style-name="P51">As características para a versão 3 ainda não estão definidas. Só está previsto que herdará as funcionalidades já existentes.</text:p>
        <text:p text:style-name="P50"/>
        <text:p text:style-name="P50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0" text:outline-level="3">Referências</text:h>
                  </text:list-item>
                </text:list>
              </text:list-item>
            </text:list>
          </text:list-item>
        </text:list>
        <text:p text:style-name="P85"/>
        <text:p text:style-name="P54"/>
        <table:table table:name="Tabela4" table:style-name="Tabela4">
          <table:table-column table:style-name="Tabela4.A"/>
          <table:table-column table:style-name="Tabela4.B"/>
          <text:soft-page-break/>
          <table:table-row table:style-name="Tabela4.1">
            <table:table-cell table:style-name="Tabela4.A1" office:value-type="string">
              <text:p text:style-name="P56">1.</text:p>
            </table:table-cell>
            <table:table-cell table:style-name="Tabela4.A1" office:value-type="string">
              <text:p text:style-name="P81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56">2.</text:p>
            </table:table-cell>
            <table:table-cell table:style-name="Tabela4.A1" office:value-type="string">
              <text:p text:style-name="P81">Ficha de Anamnse disponível na url: <text:a xlink:type="simple" xlink:href="http://www.amweb.com.br/odonto/arquivos/ficha_clinica_odontologica.doc"><text:span text:style-name="T16">http://www.amweb.com.br/odonto/arquivos/ficha_clinica_odontologica.doc</text:span></text:a> </text:p>
            </table:table-cell>
          </table:table-row>
        </table:table>
        <text:h text:style-name="P119" text:outline-level="3"/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1" text:outline-level="3">Cronograma básico do projeto</text:h>
                  </text:list-item>
                </text:list>
              </text:list-item>
            </text:list>
          </text:list-item>
        </text:list>
        <text:p text:style-name="P42"/>
        <text:p text:style-name="P53">[Esta de seção informa a previsão início e a duração.]</text:p>
        <text:p text:style-name="P53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1" text:outline-level="3">Estimativas iniciais de custo</text:h>
                  </text:list-item>
                </text:list>
              </text:list-item>
            </text:list>
          </text:list-item>
        </text:list>
        <text:p text:style-name="P42"/>
        <text:p text:style-name="P104"><text:span text:style-name="T17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</text:span> </text:p>
        <text:p text:style-name="P104"/>
        <text:list text:style-name="WW8Num21" text:continue-numbering="true">
          <text:list-item>
            <text:h text:style-name="P132" text:outline-level="1">Administração</text:h>
          </text:list-item>
        </text:list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P141" text:outline-level="3">Necessidade inicial do Projeto</text:h>
                  </text:list-item>
                </text:list>
              </text:list-item>
            </text:list>
          </text:list-item>
        </text:list>
        <text:p text:style-name="P42"/>
        <text:p text:style-name="P186">Para um bom andamento do projeto será nece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186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53"/>
        <text:p text:style-name="P49">6.1.1. Necessidade de suporte pela organização</text:p>
        <text:p text:style-name="P49"/>
        <text:p text:style-name="P30">Por se tratar de um projeto isolado não será necessário nenhum apoio organizacional por parte da empresa contratante.</text:p>
        <text:p text:style-name="P105"/>
        <text:p text:style-name="P49">6.1.2. Controle e gerenciamento das informações do projeto</text:p>
        <text:p text:style-name="P49"/>
        <text:p text:style-name="P30">Todas as informações referentes ao projeto estão sendo armazenadas no serviço Gooogle Code. As informações podem ser acessadas através da url: <text:a xlink:type="simple" xlink:href="http://code.google.com/p/openodonto/">http://code.google.com/p/openodonto/</text:a>. Será realizado ainda um backup mensal em uma mídia digital (DVD) para uma maior segurança dos dados.</text:p>
        <text:p text:style-name="P42"/>
        <text:p text:style-name="P53"/>
        <text:p text:style-name="P42"/>
        <text:p text:style-name="P42"/>
        <text:h text:style-name="P86" text:outline-level="3"><text:soft-page-break/></text:h>
        <text:p text:style-name="P93"/>
        <text:h text:style-name="P69" text:outline-level="6"/>
        <text:p text:style-name="P99"/>
        <text:p text:style-name="P100"/>
        <text:list text:style-name="WW8Num21" text:continue-numbering="true">
          <text:list-item>
            <text:h text:style-name="P133" text:outline-level="1">Assinaturas</text:h>
          </text:list-item>
        </text:list>
        <text:p text:style-name="P42"/>
        <text:p text:style-name="P73"><text:span text:style-name="T9">Os abaixo assinados estão de acordo com o conteúdo do documento “</text:span><text:span text:style-name="T10">Termo de Abertura</text:span><text:span text:style-name="T9">”, do Sistema &lt;</text:span><text:span text:style-name="T11">Nome do Sistema</text:span><text:span text:style-name="T9">&gt;, versão </text:span><text:span text:style-name="T11">9.9</text:span><text:span text:style-name="T14">,</text:span><text:span text:style-name="T11"> Módulo </text:span><text:span text:style-name="T9">&lt;</text:span><text:span text:style-name="T11">Nome do Módulo – apenas se o Sistema estiver repartido em Módulos</text:span><text:span text:style-name="T9">&gt;, release </text:span><text:span text:style-name="T11">9.9</text:span><text:span text:style-name="T14"> &lt;Nº. da versão do módulo&gt;</text:span><text:span text:style-name="T9">.</text:span></text:p>
        <text:p text:style-name="P95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83"/>
              <text:p text:style-name="P82">Data: ___/___/_____</text:p>
              <text:p text:style-name="P82"/>
              <text:p text:style-name="P82"/>
              <text:p text:style-name="P84"/>
            </table:table-cell>
            <table:table-cell table:style-name="Tabela5.A1" office:value-type="string">
              <text:p text:style-name="P83"/>
              <text:p text:style-name="P82">Data: ___/___/_____</text:p>
              <text:p text:style-name="P82"/>
              <text:p text:style-name="P82"/>
              <text:p text:style-name="P84"/>
            </table:table-cell>
          </table:table-row>
          <table:table-row table:style-name="Tabela5.2">
            <table:table-cell table:style-name="Tabela5.A1" office:value-type="string">
              <text:p text:style-name="P103">Nome Completo</text:p>
              <text:p text:style-name="P77">Papel e/ou cargo</text:p>
              <text:p text:style-name="P77"/>
            </table:table-cell>
            <table:table-cell table:style-name="Tabela5.A1" office:value-type="string">
              <text:p text:style-name="P103">Nome Completo</text:p>
              <text:p text:style-name="P77">Papel e/ou cargo</text:p>
            </table:table-cell>
          </table:table-row>
        </table:table>
        <text:p text:style-name="P95"/>
        <text:p text:style-name="P95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83"/>
              <text:p text:style-name="P82">Data: ___/___/_____</text:p>
              <text:p text:style-name="P82"/>
              <text:p text:style-name="P82"/>
              <text:p text:style-name="P84"/>
            </table:table-cell>
            <table:table-cell table:style-name="Tabela6.A1" office:value-type="string">
              <text:p text:style-name="P83"/>
              <text:p text:style-name="P82">Data: ___/___/_____</text:p>
              <text:p text:style-name="P82"/>
              <text:p text:style-name="P82"/>
              <text:p text:style-name="P84"/>
            </table:table-cell>
          </table:table-row>
          <table:table-row table:style-name="Tabela6.2">
            <table:table-cell table:style-name="Tabela6.A1" office:value-type="string">
              <text:p text:style-name="P103">Nome Completo</text:p>
              <text:p text:style-name="P77">Papel e/ou cargo</text:p>
            </table:table-cell>
            <table:table-cell table:style-name="Tabela6.A1" office:value-type="string">
              <text:p text:style-name="P103">Nome Completo</text:p>
              <text:p text:style-name="P77">Papel e/ou cargo</text:p>
            </table:table-cell>
          </table:table-row>
        </table:table>
        <text:p text:style-name="P42"/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list-style-name="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28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p text:style-name="P2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P4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P6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P7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P4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P5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2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5T20:41:04</dc:date>
    <meta:editing-cycles>51</meta:editing-cycles>
    <meta:editing-duration>PT7H18M51S</meta:editing-duration>
    <meta:user-defined meta:name="Info 1"/>
    <meta:user-defined meta:name="Info 2"/>
    <meta:user-defined meta:name="Info 3"/>
    <meta:user-defined meta:name="Info 4"/>
    <meta:document-statistic meta:table-count="7" meta:image-count="2" meta:object-count="0" meta:page-count="12" meta:paragraph-count="274" meta:word-count="2510" meta:character-count="16431"/>
  </office:meta>
</office:document-meta>
</file>